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187e6e"/>
    </style:style>
    <style:style style:name="T5" style:family="text">
      <style:text-properties officeooo:rsid="0019d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Mots clés</text:span> : apprentissage automatique, intelligence artificielle, réseau </text:p>
      <text:p text:style-name="Preformatted_20_Text">de neurones</text:p>
      <text:p text:style-name="Preformatted_20_Text"/>
      <text:p text:style-name="P1">Sujet :</text:p>
      <text:p text:style-name="Preformatted_20_Text"><text:s text:c="5"/>L'objectif global du projet est de programmer un réseau de neurones </text:p>
      <text:p text:style-name="Preformatted_20_Text">artificiel de type perceptron multi-couches en Python, avec l'algorithme </text:p>
      <text:p text:style-name="Preformatted_20_Text">d'apprentissage "<text:span text:style-name="T4">rétro-propagation</text:span> de l'erreur" associé.</text:p>
      <text:p text:style-name="Preformatted_20_Text"><text:s text:c="5"/>La réalisation logicielle devra donc aboutir à une "librairie" dont </text:p>
      <text:p text:style-name="Preformatted_20_Text">l'interface publique devra comporter au moins 4 fonctions (les </text:p>
      <text:p text:style-name="Preformatted_20_Text">interfaces de ces 4 fonctions sont à formaliser) :</text:p>
      <text:p text:style-name="Preformatted_20_Text"><text:s text:c="5"/><text:span text:style-name="T3">- 1)</text:span> Création de l'entité réseau de neurones (avec en paramètre, le </text:p>
      <text:p text:style-name="Preformatted_20_Text">nombre de couches, le nombre de neurones par couche, les paramètres </text:p>
      <text:p text:style-name="Preformatted_20_Text">associés aux neurones, ...)</text:p>
      <text:p text:style-name="Preformatted_20_Text"><text:s text:c="5"/><text:span text:style-name="T2">- 2)</text:span> Apprentissage sur le réseau créé (avec en paramètre une base </text:p>
      <text:p text:style-name="Preformatted_20_Text">d'apprentissage lue auparavant à partir d'un fichier texte dont le </text:p>
      <text:p text:style-name="Preformatted_20_Text">format sera fourni, les conditions de fin d'apprentissage, ...). On </text:p>
      <text:p text:style-name="Preformatted_20_Text">récupère donc en plus de la structure du réseau, la liste des poids </text:p>
      <text:p text:style-name="Preformatted_20_Text">synaptiques de ce réseau. Il faudra prévoir une fonction <text:span text:style-name="T5">qui</text:span> permette de </text:p>
      <text:p text:style-name="Preformatted_20_Text">sauver ces poids dans un fichier.</text:p>
      <text:p text:style-name="Preformatted_20_Text"><text:s text:c="5"/><text:span text:style-name="T2">- 3)</text:span> Chargement d'un réseau à partir d'un fichier contenant la </text:p>
      <text:p text:style-name="Preformatted_20_Text">structure du réseau ainsi que la liste des poids synaptiques.</text:p>
      <text:p text:style-name="Preformatted_20_Text"><text:s text:c="5"/><text:span text:style-name="T2">- 4)</text:span> Propagation sur un réseau préalablement chargé, d'un pattern </text:p>
      <text:p text:style-name="Preformatted_20_Text">individuel pour obtenir la sortie du réseau</text:p>
      <text:p text:style-name="Preformatted_20_Text"><text:s text:c="5"/>L'application visée est la reconnaissance de chiffres manuscrits. </text:p>
      <text:p text:style-name="Preformatted_20_Text">La base d'apprentissage (et de test) contiendra donc un ensemble de </text:p>
      <text:p text:style-name="Preformatted_20_Text">patterns (c'est-à-dire de chiffres manuscrits) avec la classe associée </text:p>
      <text:p text:style-name="Preformatted_20_Text">(étiquette de 0 à 9). Deux versions peuvent être envisagées :</text:p>
      <text:p text:style-name="Preformatted_20_Text"><text:s text:c="8"/><text:span text:style-name="T2"><text:s/>a)</text:span> Chaque chiffre manuscrit est issu d'une imagette dont la </text:p>
      <text:p text:style-name="Preformatted_20_Text">liste des valeurs des pixel (0 ou 1) va constituer le pattern.</text:p>
      <text:p text:style-name="Preformatted_20_Text"><text:s text:c="8"/><text:span text:style-name="T2"><text:s/>b)</text:span> A partir de chaque chiffre manuscrit, une série de fonctions </text:p>
      <text:p text:style-name="Preformatted_20_Text">va extraire des mesures / caractéristiques. Pour chaque chiffre </text:p>
      <text:p text:style-name="Preformatted_20_Text">manuscrit, chaque fonction va donc produire une valeur qui sera placée </text:p>
      <text:p text:style-name="Preformatted_20_Text">dans un vecteur de primitives. Ce vecteur de <text:span text:style-name="T4">primitives</text:span> servira alors de </text:p>
      <text:p text:style-name="Preformatted_20_Text">pattern en lieu et place de l'imagette du chiffre manuscrit. Problème : </text:p>
      <text:p text:style-name="Preformatted_20_Text">quelles caractéristiques mesurer ?</text:p>
      <text:p text:style-name="Preformatted_20_Text"/>
      <text:p text:style-name="Preformatted_20_Text"><text:s text:c="5"/>Afin de valider le comportement de l'algorithme ainsi codé, on </text:p>
      <text:p text:style-name="Preformatted_20_Text">affichera les taux de bonne reconnaissance au fil des présentations de </text:p>
      <text:p text:style-name="Preformatted_20_Text">la base d'apprentissage / base de test.</text:p>
      <text:p text:style-name="Preformatted_20_Text"><text:s text:c="5"/>On peut envisager le développement d'une interface graphique </text:p>
      <text:p text:style-name="Preformatted_20_Text">rudimentaire qui permettra à l'utilisateur de dessiner un chiffre. Cette </text:p>
      <text:p text:style-name="Preformatted_20_Text">interface devra ensuite traduire ce dessin en un pattern qui sera </text:p>
      <text:p text:style-name="Preformatted_20_Text">exploité par la fonction 4) et donc afficher le résultat issu du réseau </text:p>
      <text:p text:style-name="Preformatted_20_Text">de neurones (à savoir l'identité du chiffre dessiné).</text:p>
      <text:p text:style-name="Preformatted_20_Text"/>
      <text:p text:style-name="P2">Objectifs :</text:p>
      <text:p text:style-name="Preformatted_20_Text"><text:s text:c="5"/>- maîtriser le modèle du perceptron multicouches (MLP) et </text:p>
      <text:p text:style-name="Preformatted_20_Text">l'algorithme de <text:span text:style-name="T4">rétro-propagation.</text:span></text:p>
      <text:p text:style-name="Preformatted_20_Text"><text:s text:c="5"/>- coder un algorithme de création d'un réseau MLP</text:p>
      <text:p text:style-name="Preformatted_20_Text"><text:s text:c="5"/>- coder l'algorithme de <text:span text:style-name="T4">rétro-propagation</text:span></text:p>
      <text:p text:style-name="Preformatted_20_Text"><text:s text:c="5"/>- réaliser l'apprentissage du réseau sur une base de chiffres </text:p>
      <text:p text:style-name="Preformatted_20_Text">manuscrits en vue d'assurer la reconnaissance ultérieure de chiffres </text:p>
      <text:p text:style-name="Preformatted_20_Text">manuscrits.</text:p>
      <text:p text:style-name="Preformatted_20_Text"><text:s text:c="5"/>- valider les capacités de généralisation du réseau après </text:p>
      <text:p text:style-name="Preformatted_20_Text">apprentissage en le testant sur une base de validation.</text:p>
      <text:p text:style-name="Preformatted_20_Text"><text:s text:c="5"/>- réaliser une interface graphique permettant d’effectuer des tests.</text:p>
      <text:p text:style-name="Preformatted_20_Text"><text:s text:c="5"/>- produire une série de tests qualifiant les performances d'un tel </text:p>
      <text:p text:style-name="Preformatted_20_Text">réseau.</text:p>
      <text:p text:style-name="Preformatted_20_Text"/>
      <text:p text:style-name="Preformatted_20_Text"><text:s text:c="5"/>- définir une liste de caractéristiques à extraire de chaque </text:p>
      <text:p text:style-name="Preformatted_20_Text">chiffre pour construire un pattern par chiffre (pattern différent de </text:p>
      <text:p text:style-name="Preformatted_20_Text">l'imagette).</text:p>
      <text:p text:style-name="Preformatted_20_Text"/>
      <text:p text:style-name="P2"><text:soft-page-break/>Délivrables :</text:p>
      <text:p text:style-name="Preformatted_20_Text"><text:s text:c="5"/>- liste des 4 fonctions avec leur prototype clairement spécifié (en </text:p>
      <text:p text:style-name="Preformatted_20_Text">Python). Toutes les structures de données manipulées devront être aussi </text:p>
      <text:p text:style-name="Preformatted_20_Text">explicitées.</text:p>
      <text:p text:style-name="Preformatted_20_Text"><text:s text:c="5"/>- résultat des tests d'apprentissage et de validation (courbe du </text:p>
      <text:p text:style-name="Preformatted_20_Text">taux d'erreur au fil des présentations)</text:p>
      <text:p text:style-name="Preformatted_20_Text"><text:s text:c="5"/>- démonstrateur où l'utilisateur dessine interactivement un chiffre </text:p>
      <text:p text:style-name="P3">pour être analysé par le réseau à des fins de reconnaissan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7:05:30.812495240</meta:creation-date>
    <dc:date>2014-10-15T23:31:25.486939955</dc:date>
    <meta:editing-duration>PT39M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66" meta:word-count="558" meta:character-count="3752" meta:non-whitespace-character-count="3102"/>
  </office:meta>
</office:document-meta>
</file>